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officeooo:paragraph-rsid="0000b02d"/>
    </style:style>
    <style:style style:name="P3" style:family="paragraph" style:parent-style-name="Text_20_body">
      <style:text-properties officeooo:rsid="0000b02d" officeooo:paragraph-rsid="0000b02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0b02d" officeooo:paragraph-rsid="0000b02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00cefa" officeooo:paragraph-rsid="0000cefa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000b02d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00b02d"/>
    </style:style>
    <style:style style:name="P13" style:family="paragraph" style:parent-style-name="Text_20_body">
      <style:paragraph-properties fo:text-align="justify" style:justify-single-word="false"/>
      <style:text-properties officeooo:paragraph-rsid="0000cefa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00cefa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T1" style:family="text">
      <style:text-properties officeooo:rsid="0000b0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0ce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MARIANA PINEDA</text:p>
      <text:p text:style-name="P3"><text:span text:style-name="T2">NOMBRE: </text:span>MARTÍN TABOADA</text:p>
      <text:p text:style-name="P3"><text:span text:style-name="T2">CURSO: </text:span>DAM1</text:p>
      <text:p text:style-name="P4">REPARACIÓN DE EQUIPOS: RESUMEN PRÁCTICO</text:p>
      <text:p text:style-name="P9"><text:span text:style-name="T3">La reparación de un equipo informático requiere primero identificar correctamente la avería, ya que muchas veces lo que parece un fallo grave puede deberse a causas simples como un cable suelto o una mala configuración de software. Generalmente, las fallas pueden clasificarse en problemas de </text:span><text:span text:style-name="Strong_20_Emphasis"><text:span text:style-name="T3">hardware</text:span></text:span><text:span text:style-name="T3"> (físicos) y </text:span><text:span text:style-name="Strong_20_Emphasis"><text:span text:style-name="T3">software</text:span></text:span><text:span text:style-name="T3"> (programas y configuraciones).</text:span></text:p>
      <text:h text:style-name="P1" text:outline-level="3">1. Detección de averías</text:h>
      <text:p text:style-name="P9"><text:span text:style-name="T3">Al encender el equipo, la </text:span><text:span text:style-name="Strong_20_Emphasis"><text:span text:style-name="T3">BIOS</text:span></text:span><text:span text:style-name="T3"> realiza pruebas iniciales que pueden indicar errores mediante pitidos o mensajes en pantalla. Los fallos más comunes son: el PC no enciende, la pantalla permanece negra, no se reconoce el disco duro, o dispositivos como teclado, ratón y unidad de CD/DVD no responden.<text:line-break/>La verificación inicial incluye revisar conexiones, comprobar la placa base, módulos de memoria, tarjetas de expansión, discos y periféricos.</text:span></text:p>
      <text:h text:style-name="P1" text:outline-level="3">2. Fuente de alimentación</text:h>
      <text:p text:style-name="P9"><text:span text:style-name="T3">La </text:span><text:span text:style-name="Strong_20_Emphasis"><text:span text:style-name="T3">fuente de poder</text:span></text:span><text:span text:style-name="T3"> es responsable de un gran número de averías. Problemas como picos de voltaje, apagones, sobrecargas o caídas de tensión pueden provocar reinicios, bloqueos, pérdida de datos o incluso daños en los discos. Para prevenirlos, se recomienda usar </text:span><text:span text:style-name="Strong_20_Emphasis"><text:span text:style-name="T3">supresores de voltaje</text:span></text:span><text:span text:style-name="T3"> o un </text:span><text:span text:style-name="Strong_20_Emphasis"><text:span text:style-name="T3">SAI (sistema de alimentación ininterrumpida)</text:span></text:span><text:span text:style-name="T3">, que mantienen estable el suministro eléctrico.</text:span></text:p>
      <text:h text:style-name="P1" text:outline-level="3">3. Memoria</text:h>
      <text:p text:style-name="P9">Los errores en los módulos de memoria se detectan en el arranque con pitidos o conteos incorrectos. También pueden presentarse pantallas azules o fallos de registro en el sistema operativo. Las causas suelen ser incompatibilidad con la placa base, problemas de instalación, suciedad en los contactos o sobrecalentamiento. Es importante revisar que los módulos sean compatibles y estén bien colocados.</text:p>
      <text:h text:style-name="P1" text:outline-level="3">4. Microprocesador</text:h>
      <text:p text:style-name="P9"><text:span text:style-name="T3">El procesador es crítico para el funcionamiento del PC. Si falla, el equipo puede no arrancar, bloquearse o mostrar errores POST. Las causas más comunes son el </text:span><text:span text:style-name="Strong_20_Emphasis"><text:span text:style-name="T3">sobrecalentamiento</text:span></text:span><text:span text:style-name="T3"> por fallos en los ventiladores o disipadores, configuraciones incorrectas en la BIOS o incompatibilidad con la placa base. Revisar la refrigeración, limpiar el interior del gabinete y restablecer parámetros de BIOS suelen resolver estos problemas.</text:span></text:p>
      <text:h text:style-name="P1" text:outline-level="3">5. Placa base</text:h>
      <text:p text:style-name="P6">La placa base conecta todos los componentes, por lo que cualquier fallo en ella puede afectar al sistema completo. Es necesario comprobar que no existan piezas flojas, conectores dañados, objetos extraños o deformaciones causadas por el calor. También se debe revisar la correcta colocación de las tarjetas de expansión y los jumpers.</text:p>
      <text:h text:style-name="P1" text:outline-level="3"><text:soft-page-break/>6. Unidades de CD/DVD</text:h>
      <text:p text:style-name="P6">Las averías en estas unidades pueden deberse a cables defectuosos, configuraciones erróneas en la BIOS o problemas de lectura con el disco. Si al cambiar el cable y probar con otros discos persiste la falla, lo recomendable es reemplazar la unidad.</text:p>
      <text:h text:style-name="P1" text:outline-level="3">7. Dispositivos de almacenamiento</text:h>
      <text:p text:style-name="P9"><text:span text:style-name="T3">El disco duro es uno de los componentes más sensibles. Si no es detectado en la BIOS, puede deberse a cables sueltos, problemas de alimentación o fallas físicas. Mensajes como </text:span><text:span text:style-name="Emphasis"><text:span text:style-name="T3">DISK BOOT FAILURE</text:span></text:span><text:span text:style-name="T3"> indican que no encuentra un sistema operativo válido. Algunas soluciones son reparar el MBR, ejecutar utilidades como </text:span><text:span text:style-name="Strong_20_Emphasis"><text:span text:style-name="T3">CHKDSK</text:span></text:span><text:span text:style-name="T3">, reemplazar cables o, en caso de daños graves, sustituir el disco. En situaciones críticas, se puede recurrir a servicios de recuperación de datos.</text:span></text:p>
      <text:h text:style-name="P1" text:outline-level="3">8. Tarjetas de expansión</text:h>
      <text:p text:style-name="P6">Las tarjetas de vídeo, sonido o red también pueden fallar.</text:p>
      <text:list text:style-name="L1">
        <text:list-item>
          <text:p text:style-name="P10"><text:span text:style-name="Strong_20_Emphasis"><text:span text:style-name="T3">Vídeo:</text:span></text:span><text:span text:style-name="T3"> imagen distorsionada o ausencia de señal → revisar conexiones, drivers y limpieza de contactos.</text:span></text:p>
        </text:list-item>
        <text:list-item>
          <text:p text:style-name="P10"><text:span text:style-name="Strong_20_Emphasis"><text:span text:style-name="T3">Sonido:</text:span></text:span><text:span text:style-name="T3"> problemas de audio → verificar conectores, configuración de volumen, drivers o conflictos de IRQ.</text:span></text:p>
        </text:list-item>
        <text:list-item>
          <text:p text:style-name="P10"><text:span text:style-name="Strong_20_Emphasis"><text:span text:style-name="T3">Red:</text:span></text:span><text:span text:style-name="T3"> pérdida de conexión → comprobar cableado, IRQ, ejecutar diagnósticos o usar comandos como </text:span><text:span text:style-name="Source_20_Text"><text:span text:style-name="T3">ping</text:span></text:span><text:span text:style-name="T3">.</text:span></text:p>
        </text:list-item>
      </text:list>
      <text:h text:style-name="P1" text:outline-level="3">9. Periféricos</text:h>
      <text:p text:style-name="P6">Dispositivos externos como teclado, ratón, monitor o impresora pueden fallar por razones simples: cables mal conectados, puertos dañados, falta de controladores o configuraciones incorrectas.</text:p>
      <text:list text:style-name="L2">
        <text:list-item>
          <text:p text:style-name="P11"><text:span text:style-name="Strong_20_Emphasis"><text:span text:style-name="T3">Teclado/ratón:</text:span></text:span><text:span text:style-name="T3"> probar en otro PC o usar conexión USB si falla el puerto PS/2.</text:span></text:p>
        </text:list-item>
        <text:list-item>
          <text:p text:style-name="P11"><text:span text:style-name="Strong_20_Emphasis"><text:span text:style-name="T3">Monitor:</text:span></text:span><text:span text:style-name="T3"> comprobar alimentación, brillo/contraste y probar en otro equipo.</text:span></text:p>
        </text:list-item>
        <text:list-item>
          <text:p text:style-name="P11"><text:span text:style-name="Strong_20_Emphasis"><text:span text:style-name="T3">Impresora:</text:span></text:span><text:span text:style-name="T3"> problemas frecuentes incluyen papel atascado, cartuchos vacíos, drivers incompatibles o conflictos de IRQ.</text:span></text:p>
        </text:list-item>
      </text:list>
      <text:h text:style-name="P1" text:outline-level="3">10. Incompatibilidades y ampliaciones</text:h>
      <text:p text:style-name="P9">Antes de ampliar un equipo, es esencial verificar la compatibilidad de los nuevos componentes (memoria, tarjetas, procesadores, etc.) con la placa base y el sistema operativo. Leer el manual de la placa y asegurarse de usar controladores adecuados reduce el riesgo de problemas.</text:p>
      <text:h text:style-name="P1" text:outline-level="3">11. Herramientas de diagnóstico</text:h>
      <text:p text:style-name="P12"><text:span text:style-name="T3">Existen programas como </text:span><text:span text:style-name="Strong_20_Emphasis"><text:span text:style-name="T3">AIDA</text:span></text:span><text:span text:style-name="T3"> que permiten analizar en detalle el hardware, software y red del equipo. Estas herramientas ayudan a identificar fallos, comprobar rendimiento, hacer pruebas de estabilidad y generar informes útiles para el técnico.</text:span></text:p>
      <text:h text:style-name="P2" text:outline-level="3"><text:soft-page-break/>1<text:span text:style-name="T4">2</text:span>. <text:span text:style-name="T1">Sobre herramiente AIDA.</text:span></text:h>
      <text:p text:style-name="P12"><text:span text:style-name="T3">Existen programas como </text:span><text:span text:style-name="Strong_20_Emphasis"><text:span text:style-name="T3">AIDA</text:span></text:span><text:span text:style-name="T3"> que permiten analizar en detalle el hardware, software y red del equipo. Estas herramientas ayudan a identificar fallos, comprobar rendimiento, hacer pruebas de estabilidad y generar informes útiles para el técnico.</text:span></text:p>
      <text:p text:style-name="P12"><text:span text:style-name="Strong_20_Emphasis"><text:span text:style-name="T3">AIDA</text:span></text:span><text:span text:style-name="T3"> (antes llamado </text:span><text:span text:style-name="Emphasis"><text:span text:style-name="T3">AIDA32</text:span></text:span><text:span text:style-name="T3"> y luego </text:span><text:span text:style-name="Emphasis"><text:span text:style-name="T3">EVEREST</text:span></text:span><text:span text:style-name="T3">, ahora conocido como </text:span><text:span text:style-name="Strong_20_Emphasis"><text:span text:style-name="T3">AIDA64</text:span></text:span><text:span text:style-name="T3">) es una </text:span><text:span text:style-name="Strong_20_Emphasis"><text:span text:style-name="T3">herramienta de diagnóstico y monitoreo de sistemas</text:span></text:span><text:span text:style-name="T3">.</text:span></text:p>
      <text:p text:style-name="P13"><text:span text:style-name="T3">Sirve para: </text:span><text:span text:style-name="Strong_20_Emphasis"><text:span text:style-name="T3">Identificación del hardware:</text:span></text:span><text:span text:style-name="T3"> detecta y muestra información detallada de todos los componentes del PC (placa base, procesador, memoria RAM, tarjeta gráfica, discos duros, etc.).</text:span></text:p>
      <text:list text:style-name="L5">
        <text:list-item>
          <text:p text:style-name="P14"><text:span text:style-name="Strong_20_Emphasis"><text:span text:style-name="T3">Análisis del software:</text:span></text:span><text:span text:style-name="T3"> muestra datos del sistema operativo, programas instalados, controladores y procesos en ejecución.</text:span></text:p>
        </text:list-item>
        <text:list-item>
          <text:p text:style-name="P15"><text:span text:style-name="Strong_20_Emphasis"><text:span text:style-name="T3">Monitoreo en tiempo real:</text:span></text:span><text:span text:style-name="T3"> controla temperaturas, voltajes, velocidad de ventiladores y uso del procesador/memoria.</text:span></text:p>
        </text:list-item>
        <text:list-item>
          <text:p text:style-name="P15"><text:span text:style-name="Strong_20_Emphasis"><text:span text:style-name="T3">Pruebas de rendimiento (benchmark):</text:span></text:span><text:span text:style-name="T3"> permite comparar el desempeño de CPU, memoria y discos con otros equipos.</text:span></text:p>
        </text:list-item>
        <text:list-item>
          <text:p text:style-name="P15"><text:span text:style-name="Strong_20_Emphasis"><text:span text:style-name="T3">Generación de informes:</text:span></text:span><text:span text:style-name="T3"> crea reportes completos en varios formatos (HTML, TXT, CSV) para documentar el estado del sistema.</text:span></text:p>
        </text:list-item>
      </text:list>
      <text:p text:style-name="P5">Generalmente se usa para:</text:p>
      <text:list text:style-name="L6">
        <text:list-item>
          <text:p text:style-name="P7">Detectar fallos en hardware (ej. sobrecalentamiento, módulos de RAM defectuosos, discos duros lentos).</text:p>
        </text:list-item>
        <text:list-item>
          <text:p text:style-name="P7">Saber exactamente qué componentes tiene el equipo (útil cuando no se dispone de manuales o etiquetas).</text:p>
        </text:list-item>
        <text:list-item>
          <text:p text:style-name="P7">Optimizar el rendimiento del PC.</text:p>
        </text:list-item>
        <text:list-item>
          <text:p text:style-name="P7">Dar soporte técnico más preciso, gracias a sus informes detallados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09:10:52.781391618</meta:creation-date>
    <meta:print-date>2025-10-02T10:05:21.978521914</meta:print-date>
    <meta:printed-by>Archivos PDF</meta:printed-by>
    <dc:date>2025-10-02T10:05:45.772397487</dc:date>
    <meta:editing-duration>PT23S</meta:editing-duration>
    <meta:editing-cycles>1</meta:editing-cycles>
    <meta:document-statistic meta:table-count="0" meta:image-count="0" meta:object-count="0" meta:page-count="3" meta:paragraph-count="46" meta:word-count="921" meta:character-count="6126" meta:non-whitespace-character-count="5265"/>
    <meta:generator>LibreOffice/24.2.7.2$Linux_X86_64 LibreOffice_project/420$Build-2</meta:generator>
  </office:meta>
</office:document-meta>
</file>